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0pt" style:font-size-asian="10pt" style:font-size-complex="10pt"/>
    </style:style>
    <style:style style:name="P2" style:family="paragraph" style:parent-style-name="Preformatted_20_Text">
      <style:text-properties fo:color="#000000" loext:opacity="100%" fo:font-size="10pt" style:font-size-asian="10pt" style:font-size-complex="10pt"/>
    </style:style>
    <style:style style:name="P3" style:family="paragraph" style:parent-style-name="Preformatted_20_Text">
      <style:text-properties fo:color="#000000" loext:opacity="100%" style:font-name="Liberation Mono" fo:font-size="10pt" style:font-size-asian="10pt" style:font-size-complex="10pt"/>
    </style:style>
    <style:style style:name="P4" style:family="paragraph" style:parent-style-name="Preformatted_20_Text">
      <style:text-properties fo:color="#000000" loext:opacity="100%" style:font-name="Liberation Mono" fo:font-size="10pt" officeooo:rsid="003fcee0" style:font-size-asian="10pt" style:font-size-complex="10pt"/>
    </style:style>
    <style:style style:name="P5" style:family="paragraph" style:parent-style-name="Preformatted_20_Text">
      <style:text-properties style:font-name="Consolas" fo:font-size="10pt" fo:font-weight="normal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1d5b7" officeooo:paragraph-rsid="0011d5b7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10pt" officeooo:rsid="00142613" officeooo:paragraph-rsid="00142613" style:font-size-asian="8.75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officeooo:rsid="001503e8" officeooo:paragraph-rsid="001503e8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e9a65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2083ab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2a2f4c" officeooo:paragraph-rsid="002a2f4c" style:font-size-asian="13.1000003814697pt" style:font-size-complex="15pt"/>
    </style:style>
    <style:style style:name="P12" style:family="paragraph" style:parent-style-name="Preformatted_20_Text">
      <style:paragraph-properties fo:text-align="justify" style:justify-single-word="false"/>
      <style:text-properties fo:color="#000000" loext:opacity="100%" style:font-name="Liberation Mono" fo:font-size="10pt" style:font-size-asian="10pt" style:font-size-complex="10pt"/>
    </style:style>
    <style:style style:name="P13" style:family="paragraph" style:parent-style-name="Preformatted_20_Text">
      <style:text-properties fo:color="#000000" loext:opacity="100%" fo:font-size="10pt" style:font-size-asian="10pt" style:font-size-complex="10pt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fo:font-size="10pt" fo:letter-spacing="normal" fo:font-style="normal" style:text-underline-style="none" fo:font-weight="normal" officeooo:rsid="0057254d" officeooo:paragraph-rsid="0058aef5" style:font-size-asian="10pt" style:font-size-complex="10pt"/>
    </style:style>
    <style:style style:name="P17" style:family="paragraph" style:parent-style-name="Preformatted_20_Text">
      <style:paragraph-properties fo:orphans="2" fo:widows="2"/>
    </style:style>
    <style:style style:name="P1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9" style:family="paragraph" style:parent-style-name="Preformatted_20_Text">
      <style:paragraph-properties fo:margin-top="0cm" fo:margin-bottom="0.499cm" style:contextual-spacing="false" fo:text-align="justify" style:justify-single-word="false" fo:orphans="2" fo:widows="2"/>
    </style:style>
    <style:style style:name="P20" style:family="paragraph" style:parent-style-name="Preformatted_20_Text">
      <style:paragraph-properties fo:margin-top="0cm" fo:margin-bottom="0.499cm" style:contextual-spacing="false" fo:text-align="justify" style:justify-single-word="false" fo:orphans="2" fo:widows="2"/>
      <style:text-properties officeooo:paragraph-rsid="005b2c77"/>
    </style:style>
    <style:style style:name="P21" style:family="paragraph" style:parent-style-name="Standard">
      <style:paragraph-properties fo:text-align="start" style:justify-single-word="false"/>
      <style:text-properties officeooo:paragraph-rsid="001f0a8a"/>
    </style:style>
    <style:style style:name="P22" style:family="paragraph" style:parent-style-name="Standard">
      <style:paragraph-properties fo:text-align="start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e9a65" style:font-size-asian="13.1000003814697pt" style:font-size-complex="15pt"/>
    </style:style>
    <style:style style:name="P23" style:family="paragraph" style:parent-style-name="Standard">
      <style:paragraph-properties fo:text-align="justify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6ffcb" style:font-size-asian="13.1000003814697pt" style:font-size-complex="15pt"/>
    </style:style>
    <style:style style:name="P24" style:family="paragraph" style:parent-style-name="Standard">
      <style:paragraph-properties fo:text-align="justify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d61d3" style:font-size-asian="13.1000003814697pt" style:font-size-complex="15pt"/>
    </style:style>
    <style:style style:name="P25" style:family="paragraph" style:parent-style-name="Standard">
      <style:paragraph-properties fo:text-align="justify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e9a65" style:font-size-asian="13.1000003814697pt" style:font-size-complex="15pt"/>
    </style:style>
    <style:style style:name="P26" style:family="paragraph" style:parent-style-name="Standard">
      <style:paragraph-properties fo:text-align="justify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1f0a8a" style:font-size-asian="13.1000003814697pt" style:font-size-complex="15pt"/>
    </style:style>
    <style:style style:name="P27" style:family="paragraph" style:parent-style-name="Standard">
      <style:paragraph-properties fo:text-align="justify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2083ab" style:font-size-asian="13.1000003814697pt" style:font-size-complex="15pt"/>
    </style:style>
    <style:style style:name="P28" style:family="paragraph" style:parent-style-name="Standard">
      <style:paragraph-properties fo:text-align="justify" style:justify-single-word="false"/>
      <style:text-properties fo:color="#3465a4" loext:opacity="100%" fo:font-size="15pt" style:text-underline-style="solid" style:text-underline-width="auto" style:text-underline-color="font-color" officeooo:rsid="0016ffcb" officeooo:paragraph-rsid="00217bbe" style:font-size-asian="13.1000003814697pt" style:font-size-complex="15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fo:font-size="13pt" style:text-underline-style="none" officeooo:rsid="0057254d" officeooo:paragraph-rsid="0058aef5" style:font-size-asian="11.3500003814697pt" style:font-size-complex="13pt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fo:font-size="13pt" style:text-underline-style="none" officeooo:rsid="0057254d" officeooo:paragraph-rsid="0058aef5" style:font-size-asian="11.3500003814697pt" style:font-size-complex="13pt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officeooo:rsid="0016ffcb" officeooo:paragraph-rsid="0016ffcb" style:font-size-asian="11.3500003814697pt" style:font-size-complex="13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officeooo:rsid="0016ffcb" officeooo:paragraph-rsid="001e9a65" style:font-size-asian="11.3500003814697pt" style:font-size-complex="13pt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officeooo:rsid="0016ffcb" officeooo:paragraph-rsid="0058aef5" style:font-size-asian="11.3500003814697pt" style:font-size-complex="13pt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officeooo:rsid="0016ffcb" officeooo:paragraph-rsid="00217bbe" style:font-size-asian="11.3500003814697pt" style:font-size-complex="13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fo:font-size="13pt" style:text-underline-style="none" officeooo:rsid="0016ffcb" officeooo:paragraph-rsid="0059a5ed" style:font-size-asian="11.3500003814697pt" style:font-size-complex="13pt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officeooo:rsid="0043d06f" officeooo:paragraph-rsid="0043d06f" style:font-size-asian="11.3500003814697pt" style:font-size-complex="13pt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officeooo:rsid="004cd23b" officeooo:paragraph-rsid="004cd23b" style:font-size-asian="11.3500003814697pt" style:font-size-complex="13pt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fo:font-size="15pt" style:text-underline-style="none" officeooo:rsid="0016ffcb" officeooo:paragraph-rsid="0058aef5" style:font-size-asian="13.1000003814697pt" style:font-size-complex="15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16ffcb" officeooo:paragraph-rsid="0058aef5" style:font-size-asian="13.1000003814697pt" style:font-size-complex="15pt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fo:font-size="15pt" style:text-underline-style="none" officeooo:rsid="002a2f4c" officeooo:paragraph-rsid="002a2f4c" style:font-size-asian="13.1000003814697pt" style:font-size-complex="15pt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5pt" style:text-underline-style="none" officeooo:rsid="002a2f4c" officeooo:paragraph-rsid="002a2f4c" style:font-size-asian="13.1000003814697pt" style:font-size-complex="15pt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0pt" style:text-underline-style="none" officeooo:rsid="0016ffcb" officeooo:paragraph-rsid="001e9a65" style:font-size-asian="8.75pt" style:font-size-complex="10pt"/>
    </style:style>
    <style:style style:name="P43" style:family="paragraph" style:parent-style-name="Standard">
      <style:paragraph-properties fo:text-align="justify" style:justify-single-word="false"/>
      <style:text-properties officeooo:paragraph-rsid="001f0a8a"/>
    </style:style>
    <style:style style:name="P44" style:family="paragraph" style:parent-style-name="Standard">
      <style:paragraph-properties fo:text-align="justify" style:justify-single-word="false"/>
      <style:text-properties officeooo:paragraph-rsid="0016ffcb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>
      <style:text-properties fo:color="#3465a4" loext:opacity="100%" fo:font-size="15pt" style:text-underline-style="solid" style:text-underline-width="auto" style:text-underline-color="font-color" officeooo:rsid="0016ffcb" style:font-size-asian="13.1000003814697pt" style:font-size-complex="15pt"/>
    </style:style>
    <style:style style:name="T1" style:family="text">
      <style:text-properties officeooo:rsid="001360e9"/>
    </style:style>
    <style:style style:name="T2" style:family="text">
      <style:text-properties officeooo:rsid="0017e259"/>
    </style:style>
    <style:style style:name="T3" style:family="text">
      <style:text-properties officeooo:rsid="001a6213"/>
    </style:style>
    <style:style style:name="T4" style:family="text">
      <style:text-properties officeooo:rsid="001ba822"/>
    </style:style>
    <style:style style:name="T5" style:family="text">
      <style:text-properties officeooo:rsid="001bc4c5"/>
    </style:style>
    <style:style style:name="T6" style:family="text">
      <style:text-properties officeooo:rsid="001d61d3"/>
    </style:style>
    <style:style style:name="T7" style:family="text">
      <style:text-properties officeooo:rsid="001e9a65"/>
    </style:style>
    <style:style style:name="T8" style:family="text">
      <style:text-properties officeooo:rsid="001f0a8a"/>
    </style:style>
    <style:style style:name="T9" style:family="text">
      <style:text-properties officeooo:rsid="0020d4d0"/>
    </style:style>
    <style:style style:name="T10" style:family="text">
      <style:text-properties officeooo:rsid="00217bbe"/>
    </style:style>
    <style:style style:name="T11" style:family="text">
      <style:text-properties fo:font-size="13pt" style:font-size-asian="11.3500003814697pt" style:font-size-complex="13pt"/>
    </style:style>
    <style:style style:name="T12" style:family="text">
      <style:text-properties fo:font-size="13pt" officeooo:rsid="002190e9" style:font-size-asian="11.3500003814697pt" style:font-size-complex="13pt"/>
    </style:style>
    <style:style style:name="T13" style:family="text">
      <style:text-properties fo:font-size="13pt" officeooo:rsid="0024565a" style:font-size-asian="11.3500003814697pt" style:font-size-complex="13pt"/>
    </style:style>
    <style:style style:name="T14" style:family="text">
      <style:text-properties fo:font-size="13pt" officeooo:rsid="0029d8f2" style:font-size-asian="11.3500003814697pt" style:font-size-complex="13pt"/>
    </style:style>
    <style:style style:name="T15" style:family="text">
      <style:text-properties fo:font-size="13pt" officeooo:rsid="0029e4b3" style:font-size-asian="11.3500003814697pt" style:font-size-complex="13pt"/>
    </style:style>
    <style:style style:name="T16" style:family="text">
      <style:text-properties fo:font-size="13pt" officeooo:rsid="002b2b9d" style:font-size-asian="11.3500003814697pt" style:font-size-complex="13pt"/>
    </style:style>
    <style:style style:name="T17" style:family="text">
      <style:text-properties fo:font-size="13pt" officeooo:rsid="002ca4a9" style:font-size-asian="11.3500003814697pt" style:font-size-complex="13pt"/>
    </style:style>
    <style:style style:name="T18" style:family="text">
      <style:text-properties fo:font-size="13pt" officeooo:rsid="0055d412" style:font-size-asian="11.3500003814697pt" style:font-size-complex="13pt"/>
    </style:style>
    <style:style style:name="T19" style:family="text">
      <style:text-properties fo:font-size="13pt" officeooo:rsid="002a2f4c" style:font-size-asian="11.3500003814697pt" style:font-size-complex="13pt"/>
    </style:style>
    <style:style style:name="T20" style:family="text">
      <style:text-properties style:font-name="Consolas" fo:font-weight="normal"/>
    </style:style>
    <style:style style:name="T21" style:family="text">
      <style:text-properties style:font-name="Consolas" fo:font-weight="normal" officeooo:rsid="002d2b1f"/>
    </style:style>
    <style:style style:name="T22" style:family="text">
      <style:text-properties style:font-name="Consolas" fo:font-weight="normal" fo:background-color="#ffff00" loext:char-shading-value="0"/>
    </style:style>
    <style:style style:name="T23" style:family="text">
      <style:text-properties style:font-name="Consolas" fo:font-weight="normal" officeooo:rsid="0044f639"/>
    </style:style>
    <style:style style:name="T24" style:family="text">
      <style:text-properties officeooo:rsid="002ca4a9"/>
    </style:style>
    <style:style style:name="T25" style:family="text">
      <style:text-properties style:font-name="Liberation Serif" fo:font-size="13pt" fo:font-weight="normal" officeooo:rsid="002f1e07" style:font-size-asian="13pt" style:font-size-complex="13pt"/>
    </style:style>
    <style:style style:name="T26" style:family="text">
      <style:text-properties style:font-name="Liberation Serif" fo:font-size="13pt" fo:font-weight="normal" officeooo:rsid="0032570f" style:font-size-asian="13pt" style:font-size-complex="13pt"/>
    </style:style>
    <style:style style:name="T27" style:family="text">
      <style:text-properties style:font-name="Liberation Serif" fo:font-size="13pt" fo:font-weight="normal" officeooo:rsid="0033c620" style:font-size-asian="13pt" style:font-size-complex="13pt"/>
    </style:style>
    <style:style style:name="T28" style:family="text">
      <style:text-properties style:font-name="Liberation Serif" fo:font-size="13pt" fo:font-weight="normal" officeooo:rsid="00359da9" style:font-size-asian="13pt" style:font-size-complex="13pt"/>
    </style:style>
    <style:style style:name="T29" style:family="text">
      <style:text-properties style:font-name="Liberation Serif" fo:font-size="13pt" fo:font-weight="normal" officeooo:rsid="00379c23" style:font-size-asian="13pt" style:font-size-complex="13pt"/>
    </style:style>
    <style:style style:name="T30" style:family="text">
      <style:text-properties style:font-name="Liberation Serif" fo:font-size="13pt" fo:font-weight="normal" officeooo:rsid="003942b7" style:font-size-asian="13pt" style:font-size-complex="13pt"/>
    </style:style>
    <style:style style:name="T31" style:family="text">
      <style:text-properties style:font-name="Liberation Serif" fo:font-size="13pt" fo:font-weight="normal" officeooo:rsid="003954cf" style:font-size-asian="13pt" style:font-size-complex="13pt"/>
    </style:style>
    <style:style style:name="T32" style:family="text">
      <style:text-properties style:font-name="Liberation Serif" fo:font-size="13pt" fo:font-weight="normal" officeooo:rsid="003aab0e" style:font-size-asian="13pt" style:font-size-complex="13pt"/>
    </style:style>
    <style:style style:name="T33" style:family="text">
      <style:text-properties style:font-name="Liberation Serif" fo:font-size="13pt" fo:font-weight="normal" officeooo:rsid="003c3546" style:font-size-asian="13pt" style:font-size-complex="13pt"/>
    </style:style>
    <style:style style:name="T34" style:family="text">
      <style:text-properties style:font-name="Liberation Serif" fo:font-size="13pt" fo:font-weight="normal" officeooo:rsid="003cfa3f" style:font-size-asian="13pt" style:font-size-complex="13pt"/>
    </style:style>
    <style:style style:name="T35" style:family="text">
      <style:text-properties style:font-name="Liberation Serif" fo:font-size="13pt" fo:font-weight="normal" officeooo:rsid="003d36b4" style:font-size-asian="13pt" style:font-size-complex="13pt"/>
    </style:style>
    <style:style style:name="T36" style:family="text">
      <style:text-properties style:font-name="Liberation Serif" fo:font-size="13pt" fo:font-weight="normal" officeooo:rsid="003ec049" style:font-size-asian="13pt" style:font-size-complex="13pt"/>
    </style:style>
    <style:style style:name="T37" style:family="text">
      <style:text-properties style:font-name="Liberation Serif" fo:font-size="13pt" fo:font-weight="normal" officeooo:rsid="003fcee0" style:font-size-asian="13pt" style:font-size-complex="13pt"/>
    </style:style>
    <style:style style:name="T38" style:family="text">
      <style:text-properties style:font-name="Liberation Serif" fo:font-size="13pt" fo:font-weight="normal" officeooo:rsid="0055d412" style:font-size-asian="13pt" style:font-size-complex="13pt"/>
    </style:style>
    <style:style style:name="T39" style:family="text">
      <style:text-properties style:font-name="Liberation Serif" fo:font-size="13pt" officeooo:rsid="00410c2b" style:font-size-asian="11.3500003814697pt" style:font-size-complex="13pt"/>
    </style:style>
    <style:style style:name="T40" style:family="text">
      <style:text-properties style:font-name="Liberation Serif" fo:font-size="13pt" officeooo:rsid="0055d412" style:font-size-asian="11.3500003814697pt" style:font-size-complex="13pt"/>
    </style:style>
    <style:style style:name="T41" style:family="text">
      <style:text-properties officeooo:rsid="00442a6f"/>
    </style:style>
    <style:style style:name="T42" style:family="text">
      <style:text-properties officeooo:rsid="004ac8f0"/>
    </style:style>
    <style:style style:name="T43" style:family="text">
      <style:text-properties officeooo:rsid="004b244a"/>
    </style:style>
    <style:style style:name="T44" style:family="text">
      <style:text-properties style:font-name="Liberation Mono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officeooo:rsid="0055d412"/>
    </style:style>
    <style:style style:name="T47" style:family="text">
      <style:text-properties fo:color="#000000" loext:opacity="100%" fo:font-size="13pt" style:text-underline-style="none" officeooo:rsid="0024565a" style:font-size-asian="11.3500003814697pt" style:font-size-complex="13pt"/>
    </style:style>
    <style:style style:name="T48" style:family="text">
      <style:text-properties fo:color="#000000" loext:opacity="100%" fo:font-size="13pt" style:text-underline-style="none" officeooo:rsid="0055d412" style:font-size-asian="11.3500003814697pt" style:font-size-complex="13pt"/>
    </style:style>
    <style:style style:name="T49" style:family="text">
      <style:text-properties fo:color="#000000" loext:opacity="100%" fo:font-size="13pt" style:text-underline-style="none" officeooo:rsid="0016ffcb" style:font-size-asian="11.3500003814697pt" style:font-size-complex="13pt"/>
    </style:style>
    <style:style style:name="T50" style:family="text">
      <style:text-properties fo:color="#000000" loext:opacity="100%" fo:font-size="13pt" style:text-underline-style="none" officeooo:rsid="00228027" style:font-size-asian="11.3500003814697pt" style:font-size-complex="13pt"/>
    </style:style>
    <style:style style:name="T51" style:family="text">
      <style:text-properties fo:color="#000000" loext:opacity="100%" fo:font-size="13pt" style:text-underline-style="none" officeooo:rsid="0017e259" style:font-size-asian="11.3500003814697pt" style:font-size-complex="13pt"/>
    </style:style>
    <style:style style:name="T52" style:family="text">
      <style:text-properties fo:color="#000000" loext:opacity="100%" fo:font-size="13pt" style:text-underline-style="none" officeooo:rsid="001a6213" style:font-size-asian="11.3500003814697pt" style:font-size-complex="13pt"/>
    </style:style>
    <style:style style:name="T53" style:family="text">
      <style:text-properties fo:color="#000000" loext:opacity="100%" fo:font-size="13pt" style:text-underline-style="none" officeooo:rsid="001ba822" style:font-size-asian="11.3500003814697pt" style:font-size-complex="13pt"/>
    </style:style>
    <style:style style:name="T54" style:family="text">
      <style:text-properties fo:color="#000000" loext:opacity="100%" fo:font-size="13pt" style:text-underline-style="none" officeooo:rsid="001bc4c5" style:font-size-asian="11.3500003814697pt" style:font-size-complex="13pt"/>
    </style:style>
    <style:style style:name="T55" style:family="text">
      <style:text-properties fo:color="#000000" loext:opacity="100%" fo:font-size="13pt" style:text-underline-style="none" officeooo:rsid="005d75c4" style:font-size-asian="11.3500003814697pt" style:font-size-complex="13pt"/>
    </style:style>
    <style:style style:name="T56" style:family="text">
      <style:text-properties fo:color="#000000" loext:opacity="100%" fo:font-size="15pt" style:text-underline-style="none" officeooo:rsid="0016ffcb" style:font-size-asian="13.1000003814697pt" style:font-size-complex="15pt"/>
    </style:style>
    <style:style style:name="T57" style:family="text">
      <style:text-properties officeooo:rsid="0058aef5"/>
    </style:style>
    <style:style style:name="T58" style:family="text">
      <style:text-properties fo:font-style="normal" fo:font-weight="normal"/>
    </style:style>
    <style:style style:name="T59" style:family="text">
      <style:text-properties fo:font-variant="normal" fo:text-transform="none" fo:color="#000000" loext:opacity="100%" fo:letter-spacing="normal" fo:font-style="normal" fo:font-weight="normal"/>
    </style:style>
    <style:style style:name="T6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8ff0f" style:font-size-asian="11.3500003814697pt" style:font-size-complex="13pt"/>
    </style:style>
    <style:style style:name="T6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9a5ed" style:font-size-asian="11.3500003814697pt" style:font-size-complex="13pt"/>
    </style:style>
    <style:style style:name="T6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d75c4" style:font-size-asian="11.3500003814697pt" style:font-size-complex="13pt"/>
    </style:style>
    <style:style style:name="T6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8ff0f" style:font-name-asian="NSimSun1" style:font-size-asian="11.3500003814697pt" style:font-name-complex="Liberation Mono" style:font-size-complex="13pt"/>
    </style:style>
    <style:style style:name="T6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9a5ed" style:font-name-asian="NSimSun1" style:font-size-asian="11.3500003814697pt" style:font-name-complex="Liberation Mono" style:font-size-complex="13pt"/>
    </style:style>
    <style:style style:name="T6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b2c77" style:font-name-asian="NSimSun1" style:font-size-asian="11.3500003814697pt" style:font-name-complex="Liberation Mono" style:font-size-complex="13pt"/>
    </style:style>
    <style:style style:name="T6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bd604" style:font-name-asian="NSimSun1" style:font-size-asian="11.3500003814697pt" style:font-name-complex="Liberation Mono" style:font-size-complex="13pt"/>
    </style:style>
    <style:style style:name="T6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e124a" style:font-name-asian="NSimSun1" style:font-size-asian="11.3500003814697pt" style:font-name-complex="Liberation Mono" style:font-size-complex="13pt"/>
    </style:style>
    <style:style style:name="T6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48fd5" style:font-name-asian="NSimSun1" style:font-size-asian="11.3500003814697pt" style:font-name-complex="Liberation Mono" style:font-size-complex="13pt"/>
    </style:style>
    <style:style style:name="T6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6334e" style:font-name-asian="NSimSun1" style:font-size-asian="11.3500003814697pt" style:font-name-complex="Liberation Mono" style:font-size-complex="13pt"/>
    </style:style>
    <style:style style:name="T70" style:family="text">
      <style:text-properties officeooo:rsid="005d75c4"/>
    </style:style>
    <style:style style:name="T71" style:family="text">
      <style:text-properties officeooo:rsid="005e124a"/>
    </style:style>
    <style:style style:name="T72" style:family="text">
      <style:text-properties officeooo:rsid="00648f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<text:span text:style-name="T1">APPORT PROJET WEB</text:span></text:p>
      <text:p text:style-name="P7">BEAUJAULT Sarah, BOUALAPHA Sousada, FORTIN Lison</text:p>
      <text:p text:style-name="P8">IMAC 1</text:p>
      <text:p text:style-name="P8">Année 2023-2024</text:p>
      <text:p text:style-name="P8"/>
      <text:p text:style-name="P23">Introduction :</text:p>
      <text:p text:style-name="P31"/>
      <text:p text:style-name="P44"><text:span text:style-name="T49"><text:tab/></text:span><text:span text:style-name="T51">Nous avons choisi une API concernant le </text:span><text:span text:style-name="T48">S</text:span><text:span text:style-name="T51">tudio Ghibli. Vous pouvez y accéder à partir de ce lien : ‘</text:span><text:a xlink:type="simple" xlink:href="https://ghibliapi.dev/" text:style-name="Internet_20_link" text:visited-style-name="Visited_20_Internet_20_Link">https://ghibliapi.dev/</text:a><text:span text:style-name="T51">#’. </text:span><text:span text:style-name="T52">Nous avons donc décidé </text:span><text:span text:style-name="T53">de faire une sorte de fansite qui présente le </text:span><text:span text:style-name="T48">S</text:span><text:span text:style-name="T53">tudio </text:span><text:span text:style-name="T48">G</text:span><text:span text:style-name="T53">hibli. </text:span><text:span text:style-name="T54">Nous nous sommes </text:span><text:span text:style-name="T55">réparties</text:span><text:span text:style-name="T54"> la création des pages.</text:span></text:p>
      <text:p text:style-name="P31"/>
      <text:p text:style-name="P31"/>
      <text:p text:style-name="P24"><text:span text:style-name="T6">Page d’accueil</text:span> :</text:p>
      <text:p text:style-name="P24"/>
      <text:p text:style-name="P30"><text:tab/>Tout d’abord, nous avons voulu créer un header et un footer commun à toutes les pages du fansite. Le header se compose d’un logo, du titre du site et d’un menu déroulant présentant les liens vers les différentes pages du site. <text:span text:style-name="T57">Le logo est animé en CSS avec la règle @keyframes comme ceci :</text:span></text:p>
      <text:p text:style-name="P29"/>
      <text:p text:style-name="P16">#logo_site{</text:p>
      <text:p text:style-name="P15"><text:s text:c="4"/><text:span text:style-name="T58">width: 100px;</text:span></text:p>
      <text:p text:style-name="P15"><text:s text:c="8"/><text:span text:style-name="T58">animation-name: floating;</text:span></text:p>
      <text:p text:style-name="P15"><text:s text:c="8"/><text:span text:style-name="T58">animation-duration: 2s;</text:span></text:p>
      <text:p text:style-name="P15"><text:s text:c="8"/><text:span text:style-name="T58">animation-iteration-count: infinite; </text:span></text:p>
      <text:p text:style-name="P15"><text:s text:c="4"/><text:span text:style-name="T58">animation-timing-function: ease-in-out; </text:span></text:p>
      <text:p text:style-name="P14">}</text:p>
      <text:p text:style-name="P17"/>
      <text:p text:style-name="P14">@keyframes floating { </text:p>
      <text:p text:style-name="P15"><text:s text:c="4"/><text:span text:style-name="T58">0% { transform: translate(0, <text:s/>0px); } </text:span></text:p>
      <text:p text:style-name="P15"><text:s text:c="4"/><text:span text:style-name="T58">50% <text:s/>{ transform: translate(0, 7px); } </text:span></text:p>
      <text:p text:style-name="P15"><text:s text:c="4"/><text:span text:style-name="T58">100% <text:s text:c="2"/>{ transform: translate(0, -0px); } <text:s text:c="4"/></text:span></text:p>
      <text:p text:style-name="P18">}</text:p>
      <text:p text:style-name="P19"><text:span text:style-name="T59"><text:tab/></text:span><text:span text:style-name="T63">En ce qui concerne</text:span><text:span text:style-name="T60"> le menu déroulant, nous avons basé notre code CSS sur ce qui était fourni sur </text:span><text:span text:style-name="T63">la page </text:span><text:a xlink:type="simple" xlink:href="https://www.w3schools.com/css/css_dropdowns.asp" text:style-name="Internet_20_link" text:visited-style-name="Visited_20_Internet_20_Link">"CSS Dropdowns" de W3Schools</text:a><text:span text:style-name="T60">. Nous avons remplacé :hover et le paramètre « display » par :focus-within et « opacity » afin que le menu déroulant puisse être navigable par clavier. Nous avons aussi ajouté le paramètre « transition » </text:span><text:span text:style-name="T62">dans ‘.dropdown_list’ </text:span><text:span text:style-name="T60">pour que l’apparition du menu déroulant soit plus lisse.</text:span></text:p>
      <text:p text:style-name="P19"><text:span text:style-name="T60"><text:tab/>Quand au footer, </text:span><text:span text:style-name="T61">il est composé de nos coordonnées, d’un lien vers le site officiel du Studio Ghibli, des liens de navigation du site, d’une mention de droits d’auteurs ainsi qu’une clause de non-responsabilité concernant la nature non officielle du fansite. À l’aide d’un media query, les </text:span><text:span text:style-name="T64">éléments du footer changent de disposition (de rangée à colonne) lorsque la largeur du viewport atteint moins de 650 pixels.</text:span></text:p>
      <text:p text:style-name="P20"><text:span text:style-name="T64"><text:tab/>La page d’accueil est constituée </text:span><text:span text:style-name="T69">d’une section « News » avec</text:span><text:span text:style-name="T66"> 4 actualités à propos du Studio Ghibli </text:span><text:span text:style-name="T67">et d</text:span><text:span text:style-name="T66">’</text:span><text:span text:style-name="T64">une bannière décorative générant aléatoirement </text:span><text:span text:style-name="T65">avec Javascript</text:span><text:span text:style-name="T64"> une citation provenant d’un film Ghibli. </text:span><text:span text:style-name="T65">Le code pour créer cette animation est adapté d’un </text:span><text:a xlink:type="simple" xlink:href="https://www.w3schools.com/howto/howto_js_typewriter.asp" text:style-name="Internet_20_link" text:visited-style-name="Visited_20_Internet_20_Link">code trouvé sur W3Schools</text:a><text:span text:style-name="T65"> aussi. Il consiste en un tableau « </text:span><text:span text:style-name="T66">quotes »</text:span><text:span text:style-name="T65"> regroupant les différentes citations ; </text:span><text:span text:style-name="T66">la </text:span><text:span text:style-name="T65">variable « speed » représente la vitesse de l'effet en millisecondes. </text:span><text:span text:style-name="T68">L</text:span><text:span text:style-name="T66">a fonction ‘typeWriter()’ génère l'animation en affichant progressivement les caractères à partir d'une </text:span><text:soft-page-break/><text:span text:style-name="T66">citation sélectionnée aléatoirement dans le tableau « quotes ». L'effet « typeWriter » est déclenché automatiquement lorsque la page est entièrement chargée grâce à cette ligne de code : ‘window.addEventListener("load", typeWriter)’.</text:span></text:p>
      <text:p text:style-name="P25"/>
      <text:p text:style-name="P25"><text:span text:style-name="T7">Page de présentation de Hayao Miyazaki</text:span> :</text:p>
      <text:p text:style-name="P25"/>
      <text:p text:style-name="P32"><text:tab/>Dans le bandeau qui présente la page avec l'id "titre", nous retrouvons le titre de la page "Hayao Miyazaki" avec l'id "nom" et le sous-titre avec l'énumération de ses activités. Ces informations sont dans l'<text:span text:style-name="T46">i</text:span>d "presentation". Nous pouvons aussi retrouver dans le bandeau le portrait de Miyazaki et sa signature avec la classe "miyazaki_portrait" placée à la droite de la page.</text:p>
      <text:p text:style-name="P9"/>
      <text:p text:style-name="P42"><text:span text:style-name="T44">#titre {<text:line-break/> <text:s text:c="3"/>color: #65544A;<text:line-break/> <text:s text:c="3"/>background-color: #F0E2D0;<text:line-break/> <text:s text:c="3"/>text-align: center;<text:line-break/> <text:s text:c="3"/>border-top: solid;<text:line-break/> <text:s text:c="3"/>border-bottom: solid;<text:line-break/> <text:s text:c="3"/>border-color: #65544A;<text:line-break/> <text:s text:c="3"/>padding: 1%;<text:line-break/> <text:s text:c="3"/>overflow: hidden;<text:line-break/>}<text:line-break/><text:line-break/>#nom {<text:line-break/> <text:s text:c="3"/>font-family: 'Love Ya Like A Sister', 'sans-serif';<text:line-break/>}<text:line-break/><text:line-break/>#presentation {<text:line-break/> <text:s text:c="3"/>text-align: center;<text:line-break/>}<text:line-break/><text:line-break/>.miyazaki_portrait {<text:line-break/> <text:s text:c="3"/>float: right;<text:line-break/> <text:s text:c="3"/>margin-right: 10px;<text:line-break/>}<text:line-break/><text:line-break/>@media (max-width: 650px) {<text:line-break/> <text:s text:c="3"/>.miyazaki_portrait {<text:line-break/> <text:s text:c="7"/>float: none;<text:line-break/> <text:s text:c="7"/>margin-right: 0;<text:line-break/> <text:s text:c="7"/>margin-bottom: 10px;<text:line-break/> <text:s text:c="3"/>}<text:line-break/>}<text:line-break/></text:span></text:p>
      <text:p text:style-name="P33"><text:tab/>Le premier paragraphe que nous retrouvons sur la page présente la vie de Miyazaki. Elle est dans une div avec la classe "text_bio". Suite à cette courte introduction à la vie de Miyazaki et à ses films les plus populaires, nous retrouvons un ensemble d'images avec la classe "pictures". Le code CSS permettant de rendre cette partie du site responsive est ci-dessous.</text:p>
      <text:p text:style-name="P35"><text:line-break/><text:span text:style-name="T45">.pictures {<text:line-break/> <text:s text:c="3"/>display: flex;<text:line-break/> <text:s text:c="3"/>flex-wrap: wrap;<text:line-break/> <text:s text:c="3"/>justify-content: center;<text:line-break/> <text:s text:c="3"/>padding: 1vw;<text:line-break/>}</text:span></text:p>
      <text:p text:style-name="P35"><text:soft-page-break/><text:span text:style-name="T45"><text:line-break/>.pictures img {<text:line-break/> <text:s text:c="3"/>width: 15vw;<text:line-break/> <text:s text:c="3"/>object-fit: contain;<text:line-break/> <text:s text:c="3"/>margin: 1vw;<text:line-break/>}</text:span></text:p>
      <text:p text:style-name="P35"><text:line-break/><text:tab/>Le second paragraphe se présente de la même manière que le précédent, dans une bulle. Pour ce faire, voici le CSS utilisé :<text:line-break/><text:line-break/><text:span text:style-name="T45">.text_bio,<text:line-break/>.text_otherWorks {<text:line-break/> <text:s text:c="3"/>text-align: justify;<text:line-break/> <text:s text:c="3"/>background-color: #F0E2D0;<text:line-break/> <text:s text:c="3"/>color: #65544A;<text:line-break/> <text:s text:c="3"/>border-radius: 30px;<text:line-break/> <text:s text:c="3"/>padding: 3vw;<text:line-break/> <text:s/>  margin: 2vw;<text:line-break/>}</text:span></text:p>
      <text:p text:style-name="P9"/>
      <text:p text:style-name="P9"/>
      <text:p text:style-name="P26"><text:span text:style-name="T8">Page de présentation des films</text:span> :</text:p>
      <text:p text:style-name="P26"/>
      <text:p text:style-name="P43"><text:span text:style-name="T56"><text:tab/></text:span><text:span text:style-name="T50">Il faut savoir que le contenu de cette page, dans le main, provient entièrement d’une requête à l’API. Ainsi, nous avons créé une div « titre » avec à l’intérieur un h2 avec le titre de la page. Cette div a une div sœur ayant un id « présentation » </text:span><text:span text:style-name="T47">avec le texte de présentation de la page. Ces div sont stylisées avec du </text:span><text:span text:style-name="T48">CSS</text:span><text:span text:style-name="T47"> comme bandeau : </text:span></text:p>
      <text:p text:style-name="P21"><text:span text:style-name="T47"/></text:p>
      <text:p text:style-name="Preformatted_20_Text">#titre {</text:p>
      <text:p text:style-name="Preformatted_20_Text"><text:tab/>color: #65544A;</text:p>
      <text:p text:style-name="Preformatted_20_Text"><text:tab/>background-color: #F0E2D0;</text:p>
      <text:p text:style-name="Preformatted_20_Text"><text:tab/>font-size: x-large;</text:p>
      <text:p text:style-name="Preformatted_20_Text"><text:tab/>border-top: solid;</text:p>
      <text:p text:style-name="Preformatted_20_Text"><text:tab/>border-bottom: solid;</text:p>
      <text:p text:style-name="Preformatted_20_Text"><text:tab/>border-color: #65544A;</text:p>
      <text:p text:style-name="Preformatted_20_Text"><text:tab/>margin-top: 2%;</text:p>
      <text:p text:style-name="Preformatted_20_Text"><text:tab/>padding: 1%;</text:p>
      <text:p text:style-name="Preformatted_20_Text">}</text:p>
      <text:p text:style-name="Preformatted_20_Text"/>
      <text:p text:style-name="P1">#titre h2 {</text:p>
      <text:p text:style-name="P5"><text:tab/>font-family: 'Love Ya Like A Sister', 'sans-serif';</text:p>
      <text:p text:style-name="P5"><text:tab/>display: flex;</text:p>
      <text:p text:style-name="P5"><text:tab/>flex-direction: row;</text:p>
      <text:p text:style-name="P5"><text:tab/>justify-content: center;</text:p>
      <text:p text:style-name="P1">}</text:p>
      <text:p text:style-name="P39"><text:span text:style-name="T13"><text:tab/></text:span></text:p>
      <text:p text:style-name="P38"><text:span text:style-name="T13"><text:tab/></text:span><text:span text:style-name="T14">Ce code permet d’avoir la bannière titre avec la taille ‘x-large’ et la police ‘Love Ya Like A Sister’. </text:span><text:span text:style-name="T15">Le flex ici permet de centrer ce même titre. D</text:span><text:span text:style-name="T19">e même dans la div « présentation ».</text:span></text:p>
      <text:p text:style-name="P40"><text:span text:style-name="T16"><text:tab/>Puis nous avons créé une troisième div « contenant_films », dans lequel nous ferons apparaître les données de l’API grâce au </text:span><text:span text:style-name="T18">J</text:span><text:span text:style-name="T16">avascript.</text:span></text:p>
      <text:p text:style-name="P11"><text:span text:style-name="T16"><text:tab/></text:span><text:span text:style-name="T17">Nous effectuons donc une requête grâce au ‘fetch’ :</text:span></text:p>
      <text:p text:style-name="P11"><text:span text:style-name="T17"/></text:p>
      <text:p text:style-name="P2"><text:span text:style-name="T24">fetch('https://ghibliapi.dev/films')</text:span><text:span text:style-name="T20">.then(response =&gt; response.json()).then(donnees =&gt; {</text:span><text:span text:style-name="T22">…</text:span><text:span text:style-name="T21">});</text:span></text:p>
      <text:p text:style-name="P2"><text:span text:style-name="T21"/></text:p>
      <text:p text:style-name="P45"><text:soft-page-break/><text:tab/><text:span text:style-name="T57">À</text:span><text:span text:style-name="T25"> l’intérieur du ‘{…}’ nous effectuons une boucle ‘</text:span><text:span text:style-name="T33">forEach()’</text:span><text:span text:style-name="T25"> pour afficher les différentes données reçues de l’API. </text:span><text:span text:style-name="T26">D’abord nous récupérons dans une variable la div vide « contenant_films », </text:span><text:span text:style-name="T27">puis nous ajoutons à l’intérieur avec ‘</text:span><text:span text:style-name="T36">createElement(‘div’)’ puis </text:span><text:span text:style-name="T27">‘.innerHTML’, </text:span><text:span text:style-name="T28">une image puis une div avec à l’intérieur les informations du film. Chaque titre de chaque donnée sera en h3, car </text:span><text:span text:style-name="T29">nous les considérons comme au même niveau. </text:span><text:span text:style-name="T30">Enfin, pour switcher régulièrement entre les différents sens (d’abord image puis div, ou l’inverse), nous initialisons une variable ‘let i = 0;’ </text:span><text:span text:style-name="T31">au dessus du fetch. </text:span><text:span text:style-name="T38">E</text:span><text:span text:style-name="T31">t à chaque fois que</text:span><text:span text:style-name="T32"> nous parcourons </text:span><text:span text:style-name="T34">les données, nous l’augmentons de 1. </text:span><text:span text:style-name="T35">Lorsque i est pair, un premier sens est donné, sinon c’est l’autre sens.</text:span></text:p>
      <text:p text:style-name="P45"><text:span text:style-name="T35"><text:tab/></text:span><text:span text:style-name="T37">Enfin, nous ajoutons dans notre div vide, les différentes div film que nous avons créées dans nos boucles :</text:span></text:p>
      <text:p text:style-name="P4">div_films.appendChild(new_film);</text:p>
      <text:p text:style-name="P3"/>
      <text:p text:style-name="P12"><text:tab/><text:span text:style-name="T39">Afin de mieux présenter ces nouveaux éléments on les appelles par leur id donnée dans </text:span><text:span text:style-name="T40">J</text:span><text:span text:style-name="T39">avascript (en class), dans le </text:span><text:span text:style-name="T40">CSS</text:span><text:span text:style-name="T39">.</text:span></text:p>
      <text:p text:style-name="P46"/>
      <text:p text:style-name="P27"><text:span text:style-name="T9">Page de présentation des personnages</text:span> :</text:p>
      <text:p text:style-name="P27"/>
      <text:p text:style-name="P36"><text:tab/>Cette page a été créée en utilisant les même paramètres que pour la page de présentation des films ci-dessus. Cependant, dû à l’absence d’images dans l’API, il n’y en a donc pas et donc nous n’avons pas eu besoin de faire une boucle pour modifier l’ordre d’apparition des données. <text:span text:style-name="T41">Le fetch utilisé donne donc ceci :</text:span></text:p>
      <text:p text:style-name="P2"/>
      <text:p text:style-name="P2">fetch('https://ghibliapi.dev/people')<text:span text:style-name="T20">.then(response =&gt; response.json()).then(donnees =&gt; {..</text:span><text:span text:style-name="T23">});</text:span></text:p>
      <text:p text:style-name="P2"/>
      <text:p text:style-name="P10"/>
      <text:p text:style-name="P28"><text:span text:style-name="T10">Conclusion</text:span> :</text:p>
      <text:p text:style-name="P28"/>
      <text:p text:style-name="P34"><text:tab/><text:span text:style-name="T42">Malgré les quelques difficultés rencontré</text:span><text:span text:style-name="T46">e</text:span><text:span text:style-name="T42">s pour réalis</text:span><text:span text:style-name="T46">er</text:span><text:span text:style-name="T42"> le responsive des pages, ces problèmes ont été </text:span><text:span text:style-name="T43">vite réglés grâce à notre travail d’équipe.</text:span></text:p>
      <text:p text:style-name="P37">Nous avons mis en commun notre palette de couleur pour chacune de nos pages, et nous avons fait en sorte que le design entre les pages reste cohéren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7T10:05:54.069000000</meta:creation-date>
    <dc:date>2023-12-09T23:31:24.942000000</dc:date>
    <meta:editing-duration>PT1H41M31S</meta:editing-duration>
    <meta:editing-cycles>75</meta:editing-cycles>
    <meta:generator>LibreOffice/7.0.1.2$Windows_X86_64 LibreOffice_project/7cbcfc562f6eb6708b5ff7d7397325de9e764452</meta:generator>
    <dc:creator>Sousada BOUALAPHA</dc:creator>
    <meta:document-statistic meta:table-count="0" meta:image-count="0" meta:object-count="0" meta:page-count="4" meta:paragraph-count="63" meta:word-count="1107" meta:character-count="7287" meta:non-whitespace-character-count="6011"/>
  </office:meta>
</office:document-meta>
</file>